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list-style-name="L1">
      <style:text-properties officeooo:paragraph-rsid="00075d9d"/>
    </style:style>
    <style:style style:name="P2" style:family="paragraph" style:parent-style-name="Standard">
      <style:text-properties officeooo:paragraph-rsid="00075d9d"/>
    </style:style>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T1" style:family="text">
      <style:text-properties officeooo:rsid="00075d9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Covert Channel Detection and Generation Techniques: A Survey </text:h>
      <text:p text:style-name="Standard"/>
      <text:p text:style-name="Standard">Timing channels, storage channels, and hybrid channels are just a few of the ways covert channels may be utilized to transfer data. They can be used to get around security measures like intrusion detection systems and firewalls. </text:p>
      <text:p text:style-name="Standard"/>
      <text:p text:style-name="Standard"/>
      <text:p text:style-name="Standard">Additionally, they may be used to steal confidential data from a system, </text:p>
      <text:p text:style-name="Standard"/>
      <text:p text:style-name="Standard"/>
      <text:p text:style-name="Standard"/>
      <text:p text:style-name="Standard">I. INTRODUCTION</text:p>
      <text:p text:style-name="Standard"/>
      <text:p text:style-name="Standard">This means that covert channels are ways of transmitting data that are not explicitly allowed by the system. </text:p>
      <text:p text:style-name="Standard"/>
      <text:p text:style-name="Standard"/>
      <text:p text:style-name="Standard">These channels are difficult to detect because they are designed to be hidden [9],[10],[15]. </text:p>
      <text:p text:style-name="Standard"/>
      <text:p text:style-name="Standard"/>
      <text:p text:style-name="Standard">Additionally, covert channels can be used to transmit data very slowly, making them difficult to detect even with sophisticated tools. </text:p>
      <text:p text:style-name="Standard"/>
      <text:p text:style-name="Standard"/>
      <text:p text:style-name="Standard">As systems become more complex, it becomes easier for hackers to hide covert channels. </text:p>
      <text:p text:style-name="Standard"/>
      <text:p text:style-name="Standard"/>
      <text:p text:style-name="Standard">Researchers are working on a variety of approaches [6], including statistical anomaly detection, traffic analysis, and protocol analysis. </text:p>
      <text:p text:style-name="Standard"/>
      <text:p text:style-name="Standard"/>
      <text:p text:style-name="Standard">However, there is no single silver bullet for detecting covert channels. </text:p>
      <text:p text:style-name="Standard"/>
      <text:p text:style-name="Standard"/>
      <text:p text:style-name="Standard">It is important to use a combination of techniques to provide comprehensive protection [7]. </text:p>
      <text:p text:style-name="Standard"/>
      <text:p text:style-name="Standard"/>
      <text:p text:style-name="Standard">The purpose of this study is to introduce both traditional and contemporary covert channel generation and detection approaches. </text:p>
      <text:p text:style-name="Standard"/>
      <text:p text:style-name="Standard">This is an important contribution to the field of information security, as it will help researchers to develop more effective methods for detecting and preventing covert channels and will open the field for new research directions. </text:p>
      <text:p text:style-name="Standard"/>
      <text:p text:style-name="Standard"/>
      <text:list text:style-name="L1">
        <text:list-item>
          <text:p text:style-name="P1">Section II provides multiple covert channel generation approaches due to their rule of conveying data covertly. </text:p>
        </text:list-item>
        <text:list-item>
          <text:p text:style-name="P1">Section III presents the many methods for detecting these channels, including the traditional and current techniques </text:p>
        </text:list-item>
        <text:list-item>
          <text:p text:style-name="P1">Section IV then discusses detection and generation methods and broadens the study to examine how covert channels may impact developing technology. </text:p>
        </text:list-item>
        <text:list-item>
          <text:p text:style-name="P1"><text:soft-page-break/>section V introduces a comparative analysis of the literature. </text:p>
        </text:list-item>
        <text:list-item>
          <text:p text:style-name="P1">VI discusses the limitations and trends, VII addresses contribution and future directions, then the paper is concluded in section VIII. </text:p>
        </text:list-item>
      </text:list>
      <text:p text:style-name="Standard"/>
      <text:p text:style-name="Standard"/>
      <text:p text:style-name="Standard">II. GENERATION </text:p>
      <text:p text:style-name="Standard"/>
      <text:p text:style-name="Standard">It is important to note that covert communication has two uses: it may be utilized to communicate private information or it can be used by hackers to steal the information and compromise security measures [9]. </text:p>
      <text:p text:style-name="Standard"/>
      <text:p text:style-name="Standard">As a result, the study is split into two categories: </text:p>
      <text:list text:style-name="L2">
        <text:list-item>
          <text:p text:style-name="P3">first, studies to detect these hidden channels, </text:p>
        </text:list-item>
        <text:list-item>
          <text:p text:style-name="P3">second, studies to find ways to improve them </text:p>
        </text:list-item>
      </text:list>
      <text:p text:style-name="Standard"/>
      <text:p text:style-name="Standard">Key technologies for building covert network channels are divided into two categories in [8]: </text:p>
      <text:list text:style-name="L3">
        <text:list-item>
          <text:p text:style-name="P4">communication content level (based on information steganography) </text:p>
        </text:list-item>
        <text:list-item>
          <text:p text:style-name="P4">transmission network level (based on proxy and anonymous communication technology) </text:p>
        </text:list-item>
      </text:list>
      <text:p text:style-name="Standard"/>
      <text:p text:style-name="Standard"/>
      <text:p text:style-name="Standard">III. DETECTION</text:p>
      <text:p text:style-name="Standard"/>
      <text:p text:style-name="Standard">A. Classical Approaches </text:p>
      <text:p text:style-name="Standard"/>
      <text:p text:style-name="Standard">In [26], a detection scheme was introduced to detect covert channels with high noise levels using clustering and detection algorithms </text:p>
      <text:p text:style-name="Standard"/>
      <text:p text:style-name="Standard"><text:span text:style-name="T1">I</text:span>n [25], a detection technique was proposed by analyzing the behavior of TCP flows using a Markov model. </text:p>
      <text:p text:style-name="Standard"/>
      <text:p text:style-name="Standard">To find the differences between covert and overt traffic, a probability-based model [23] was developed, which proved to be more successful than the approaches currently in use. </text:p>
      <text:p text:style-name="Standard"/>
      <text:p text:style-name="Standard"/>
      <text:p text:style-name="Standard">B. Modern Approaches </text:p>
      <text:p text:style-name="Standard"/>
      <text:p text:style-name="Standard">Hackers can conceal information in the packet delays of covert channels, making it more difficult to detect. </text:p>
      <text:p text:style-name="Standard"/>
      <text:p text:style-name="Standard">[21] provided a method for identifying such channels based on multidimensional characteristics. </text:p>
      <text:list text:style-name="L4">
        <text:list-item>
          <text:p text:style-name="P5">time intervals may also be translated into time symbols [15] </text:p>
        </text:list-item>
        <text:list-item>
          <text:p text:style-name="P5">transition time can then be counted to identify hidden channels. </text:p>
        </text:list-item>
      </text:list>
      <text:p text:style-name="Standard"/>
      <text:p text:style-name="Standard">Various forms of hidden network timing channels can be found using different detection methods [19] based on a secret threshold. </text:p>
      <text:p text:style-name="Standard"/>
      <text:p text:style-name="Standard">Table I demonstrates how various covert channel detection techniques are divided into classical and current categories. </text:p>
      <text:p text:style-name="Standard"/>
      <text:p text:style-name="Standard"/>
      <text:p text:style-name="Standard">Fig. 2. Different generation and detection techniques </text:p>
      <text:p text:style-name="Standard"/>
      <text:p text:style-name="Standard"><text:soft-page-break/>TABLE I. Modern and Classical Detection Techniques </text:p>
      <text:p text:style-name="Standard"/>
      <text:p text:style-name="Standard"/>
      <text:p text:style-name="Standard">C. Machine and Deep Learning </text:p>
      <text:p text:style-name="Standard"/>
      <text:p text:style-name="Standard"><text:span text:style-name="T1">°</text:span>Role of Machine and Deep Learning in covert communication </text:p>
      <text:p text:style-name="Standard"/>
      <text:p text:style-name="Standard"><text:span text:style-name="T1">T</text:span>he concepts of ML and DL have undergone significant evolution [27]– [33], employing highly accurate and precise algorithms and statistical models [34]– [40] to evaluate and deduce conclusions from patterns in data. </text:p>
      <text:p text:style-name="Standard"/>
      <text:p text:style-name="Standard">Based on this idea, several researchers have been interested in utilizing DL and ML [57]to find hidden channels. </text:p>
      <text:p text:style-name="Standard"/>
      <text:p text:style-name="Standard"/>
      <text:p text:style-name="Standard">ML methodology was suggested in [39] to generate classification rules and make it possible to parameterize the descriptive analytics of traffic (DAT) detectors. </text:p>
      <text:p text:style-name="Standard"/>
      <text:p text:style-name="Standard">A detection approach based on a support vector machine (SVM) is examined in [40], and the findings demonstrated a certain pace of advancement at that time. </text:p>
      <text:p text:style-name="Standard"/>
      <text:p text:style-name="Standard"/>
      <text:p text:style-name="Standard"><text:span text:style-name="T1">°</text:span>Modern Approaches in Machine and Deep Learning </text:p>
      <text:p text:style-name="Standard"/>
      <text:p text:style-name="Standard">According to various methodologies in the literature [29], image-based characteristics may be extracted to detect covert traffic because covert channels produce traffic that can be transformed into colored pictures. </text:p>
      <text:p text:style-name="Standard"/>
      <text:p text:style-name="Standard">These characteristics were used to train a classifier on a sizable dataset of covert and overt communications. </text:p>
      <text:p text:style-name="Standard">The experimental findings demonstrate that detection based on the stacking model can successfully identify DNS covert channels </text:p>
      <text:p text:style-name="Standard"/>
      <text:p text:style-name="Standard"/>
      <text:p text:style-name="Standard">DL method based on amplitude-phase characteristics was presented in [31]. </text:p>
      <text:p text:style-name="Standard"/>
      <text:p text:style-name="Standard"/>
      <text:p text:style-name="Standard">Each researcher utilized a unique dataset using different programs to test various classifiers. Different approaches have been devised to build datasets appropriate for use in machine learning and deep learning algorithms. </text:p>
      <text:p text:style-name="Standard"/>
      <text:p text:style-name="Standard"/>
      <text:p text:style-name="Standard">Consequently, [35] constructed a dataset using eleven common covert channel tools, after which the covert channels were further categorized into patterns and given labels. </text:p>
      <text:p text:style-name="Standard"/>
      <text:p text:style-name="Standard">Three distinct ML algorithms were trained using half of the obtained datasets. </text:p>
      <text:p text:style-name="P2"><text:span text:style-name="T1">The </text:span>performance of the algorithms was evaluated using the other half. </text:p>
      <text:p text:style-name="Standard"/>
      <text:p text:style-name="Standard"/>
      <text:p text:style-name="Standard">Using a novel DL model with a single classifier, [38] suggested an algorithmic strategy for identifying more complicated covert channels with long short-term memory (LSTM) </text:p>
      <text:p text:style-name="Standard"/>
      <text:p text:style-name="Standard"><text:soft-page-break/><text:span text:style-name="T1">T</text:span>his model is trained by importing normal network data into the algorithm model, which does not contain any hazardous information. </text:p>
      <text:p text:style-name="Standard">After training, the model was imported into the network, which contained hazardous information. </text:p>
      <text:p text:style-name="Standard"/>
      <text:p text:style-name="Standard"/>
      <text:p text:style-name="Standard">Table II provides a brief explanation of various strategies. </text:p>
      <text:p text:style-name="Standard"/>
      <text:p text:style-name="Standard"/>
      <text:p text:style-name="Standard">D. Covert Channels in Technology </text:p>
      <text:p text:style-name="Standard"/>
      <text:p text:style-name="Standard"><text:span text:style-name="T1">A</text:span>ttackers can exfiltrate information from air-gapped computers to adjacent smartphones through magnetic signals [45], establishing a new type of covert communication between air-gapped systems </text:p>
      <text:p text:style-name="Standard"/>
      <text:p text:style-name="Standard">Operating systems commonly have covert channels, which pose a serious security risk to information systems </text:p>
      <text:p text:style-name="Standard"/>
      <text:p text:style-name="Standard"/>
      <text:p text:style-name="Standard">[54] introduced a unique technique for spotting covert channel abuse that takes behavior into account while analyzing the channels' basic characteristics </text:p>
      <text:p text:style-name="Standard"/>
      <text:p text:style-name="Standard"/>
      <text:p text:style-name="Standard">V. COMPARETIVE ANALYSIS OF THE LITERATURE </text:p>
      <text:p text:style-name="Standard"/>
      <text:p text:style-name="Standard"><text:span text:style-name="T1">T</text:span>he authors shed light on the evolving landscape of covert communication methods and the corresponding countermeasures developed to mitigate potential security risks. </text:p>
      <text:p text:style-name="Standard"/>
      <text:p text:style-name="Standard"/>
      <text:p text:style-name="Standard">The survey begins by delving into the fundamentals of covert channels, </text:p>
      <text:p text:style-name="Standard"/>
      <text:p text:style-name="Standard"/>
      <text:p text:style-name="Standard">The authors adeptly compare and contrast these methodologies, highlighting their strengths, limitations, and applicability in diverse scenarios. </text:p>
      <text:p text:style-name="Standard"/>
      <text:p text:style-name="Standard"/>
      <text:p text:style-name="Standard">Throughout the analysis, the authors skillfully integrate a comparative perspective of the detection of covert channels using ML and DL </text:p>
      <text:p text:style-name="Standard"/>
      <text:p text:style-name="Standard"/>
      <text:p text:style-name="Standard">Moreover, the article delves into the exploration of covert channel generation techniques,[45]-[51] where the authors meticulously dissect the strategies employed to create hidden communication channels. </text:p>
      <text:p text:style-name="Standard"/>
      <text:p text:style-name="Standard"/>
      <text:p text:style-name="Standard">VI. LIMITATIONS AND TRENDS</text:p>
      <text:p text:style-name="Standard"/>
      <text:p text:style-name="Standard">The following is a list of difficulties: </text:p>
      <text:list text:style-name="L5">
        <text:list-item>
          <text:p text:style-name="P6">Security </text:p>
        </text:list-item>
        <text:list-item>
          <text:p text:style-name="P6">Hybrid covert channels </text:p>
        </text:list-item>
        <text:list-item>
          <text:p text:style-name="P6">Dataset: A dataset is essential in ML and DL for training and evaluation; however, obtaining access to this data is frequently difficult because it is in a lab. generated, it is not available on the internet. </text:p>
        </text:list-item>
        <text:list-item>
          <text:p text:style-name="P6"><text:soft-page-break/>Classifiers : Each publication chose one or more classifiers to experiment with, and these classifiers frequently vary from trial to trial. This makes it challenging to determine which classifier is best at detection. </text:p>
        </text:list-item>
        <text:list-item>
          <text:p text:style-name="P6">Technology innovation : <text:span text:style-name="T1">m</text:span>ake hardware and software more complicated to make it harder to discover covert channels. </text:p>
        </text:list-item>
        <text:list-item>
          <text:p text:style-name="P6">Exchanging information via the Internet</text:p>
        </text:list-item>
      </text:list>
      <text:p text:style-name="Standard"/>
      <text:p text:style-name="Standard">On the other hand, researchers that work to improve covert channel production and strengthen it to share information safely will encounter a considerable obstacle to making these channels undetected, dependable, efficient, and successful. </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6T18:17:31.902000000</meta:creation-date>
    <dc:date>2025-03-26T19:24:40.706000000</dc:date>
    <meta:editing-duration>PT1H7M9S</meta:editing-duration>
    <meta:editing-cycles>1</meta:editing-cycles>
    <meta:document-statistic meta:table-count="0" meta:image-count="0" meta:object-count="0" meta:page-count="5" meta:paragraph-count="78" meta:word-count="1229" meta:character-count="8315" meta:non-whitespace-character-count="7107"/>
    <meta:generator>LibreOffice/7.5.7.1$Windows_X86_64 LibreOffice_project/47eb0cf7efbacdee9b19ae25d6752381ede23126</meta:generator>
  </office:meta>
</office:document-meta>
</file>